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draw:auto-grow-height="true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>
      <style:graphic-properties fo:min-height="11.93cm"/>
    </style:style>
    <style:style style:name="T1" style:family="text">
      <style:text-properties fo:color="#ffffcc"/>
    </style:style>
    <style:style style:name="T2" style:family="text">
      <style:text-properties fo:color="#0066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atona de Programação</text:p>
          </draw:text-box>
        </draw:frame>
        <draw:frame presentation:style-name="pr2" draw:layer="layout" svg:width="25.199cm" svg:height="12.179cm" svg:x="2.201cm" svg:y="4.914cm" presentation:class="subtitle">
          <draw:text-box>
            <text:p>PETECO 201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anuais e funções</text:p>
          </draw:text-box>
        </draw:frame>
        <draw:frame presentation:style-name="pr5" draw:layer="layout" svg:width="25.199cm" svg:height="12.18cm" svg:x="2.201cm" svg:y="4.914cm" presentation:class="outline" presentation:user-transformed="true">
          <draw:text-box>
            <text:list text:style-name="L2">
              <text:list-item>
                <text:p>man isalpha</text:p>
              </text:list-item>
              <text:list-item>
                <text:p>man toupper, man tolower</text:p>
              </text:list-item>
              <text:list-item>
                <text:p>man string</text:p>
                <text:p/>
              </text:list-item>
              <text:list-item>
                <text:p>O C++ possui uma classe string que permite textos com tamanho variado e manipulações em gera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a xlink:href="http://dl.dropbox.com/u/2360935/Problemas 3.zip" xlink:type="simple">Problemas</text:a></text:span></text:p>
          </draw:text-box>
        </draw:frame>
        <draw:frame presentation:style-name="pr5" draw:layer="layout" svg:width="25.199cm" svg:height="14.486cm" svg:x="2.201cm" svg:y="4.914cm" presentation:class="outline" presentation:user-transformed="true">
          <draw:text-box>
            <text:list text:style-name="L2">
              <text:list-item>
                <text:p><text:span text:style-name="T2"><text:a xlink:href="http://www.programming-challenges.com/english/pdfs/110301.pdf" xlink:type="simple">WERTYU</text:a></text:span></text:p>
              </text:list-item>
              <text:list-item>
                <text:p><text:span text:style-name="T2"><text:a xlink:href="http://www.programming-challenges.com/english/pdfs/110302.pdf" xlink:type="simple">Where's Waldorf?</text:a></text:span></text:p>
              </text:list-item>
              <text:list-item>
                <text:p><text:span text:style-name="T2"><text:a xlink:href="http://www.programming-challenges.com/english/pdfs/110303.pdf" xlink:type="simple">Commom Permutation</text:a></text:span></text:p>
              </text:list-item>
              <text:list-item>
                <text:p><text:span text:style-name="T2"><text:a xlink:href="http://www.programming-challenges.com/english/pdfs/110304.pdf" xlink:type="simple">Crypt Kicker II</text:a></text:span></text:p>
              </text:list-item>
              <text:list-item>
                <text:p><text:span text:style-name="T2"><text:a xlink:href="http://www.programming-challenges.com/english/pdfs/110305.pdf" xlink:type="simple">Automated Judge Script</text:a></text:span></text:p>
              </text:list-item>
              <text:list-item>
                <text:p><text:span text:style-name="T2"><text:a xlink:href="http://www.programming-challenges.com/english/pdfs/110306.pdf" xlink:type="simple">File Fragmentation</text:a></text:span></text:p>
              </text:list-item>
              <text:list-item>
                <text:p><text:span text:style-name="T2"><text:a xlink:href="http://www.programming-challenges.com/english/pdfs/110307.pdf" xlink:type="simple">Doublets</text:a></text:span></text:p>
              </text:list-item>
              <text:list-item>
                <text:p><text:span text:style-name="T2"><text:a xlink:href="http://www.programming-challenges.com/english/pdfs/110308.pdf" xlink:type="simple">Fmt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svg:stroke-color="#ffffff" draw:fill="none" draw:fill-color="#ffffff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svg:stroke-color="#ffffff" draw:fill="solid" draw:fill-color="#0066cc" draw:textarea-vertical-align="middle" draw:auto-grow-height="false"/>
    </style:style>
    <style:style style:name="Mpr3" style:family="presentation" style:parent-style-name="Padrão-backgroundobjects">
      <style:graphic-properties draw:stroke="none" svg:stroke-color="#ffffff" draw:fill="solid" draw:fill-color="#0066cc" draw:textarea-vertical-align="middle" draw:auto-grow-height="false"/>
    </style:style>
    <style:style style:name="Mpr4" style:family="presentation" style:parent-style-name="Padrão-backgroundobjects">
      <style:graphic-properties svg:stroke-color="#0066cc" draw:fill="solid" draw:fill-color="#0066cc" draw:textarea-vertical-align="middle" draw:auto-grow-height="false"/>
    </style:style>
    <style:style style:name="Mpr5" style:family="presentation" style:parent-style-name="Padrão-backgroundobjects">
      <style:graphic-properties svg:stroke-color="#ffffff" draw:fill="solid" draw:fill-color="#ffffff" draw:textarea-vertical-align="middle" draw:auto-grow-height="false"/>
    </style:style>
    <style:style style:name="Mpr6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7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2.201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draw:custom-shape presentation:style-name="Mpr2" draw:text-style-name="MP4" draw:layer="backgroundobjects" svg:width="2.778cm" svg:height="18.2cm" svg:x="-0.578cm" svg:y="3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4" draw:layer="backgroundobjects" svg:width="28.578cm" svg:height="4.343cm" svg:x="-0.578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4" draw:layer="backgroundobjects" svg:width="3.2cm" svg:height="3.8cm" svg:x="1.4cm" svg:y="3.4cm">
        <text:p/>
        <draw:enhanced-geometry svg:viewBox="0 0 21600 21600" draw:mirror-horizontal="false" draw:mirror-vertical="false" draw:type="block-arc" draw:modifiers="180 5400" draw:enhanced-path="B 0 0 21600 21600 ?f4 ?f3 ?f2 ?f3 W ?f5 ?f5 ?f6 ?f6 ?f2 ?f3 ?f4 ?f3 Z N">
          <draw:equation draw:name="f0" draw:formula="10800*cos($0 *(pi/180))"/>
          <draw:equation draw:name="f1" draw:formula="10800*sin($0 *(pi/180))"/>
          <draw:equation draw:name="f2" draw:formula="?f0 +10800"/>
          <draw:equation draw:name="f3" draw:formula="?f1 +10800"/>
          <draw:equation draw:name="f4" draw:formula="21600-?f2 "/>
          <draw:equation draw:name="f5" draw:formula="10800-$1 "/>
          <draw:equation draw:name="f6" draw:formula="10800+$1 "/>
          <draw:equation draw:name="f7" draw:formula="?f5 *cos($0 *(pi/180))"/>
          <draw:equation draw:name="f8" draw:formula="?f5 *sin($0 *(pi/180))"/>
          <draw:handle draw:handle-position="$1 $0" draw:handle-polar="10800 10800" draw:handle-radius-range-minimum="0" draw:handle-radius-range-maximum="10800"/>
        </draw:enhanced-geometry>
      </draw:custom-shape>
      <draw:custom-shape presentation:style-name="Mpr5" draw:text-style-name="MP4" draw:layer="backgroundobjects" svg:width="2.6cm" svg:height="1.057cm" svg:x="3cm" svg:y="4.343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4" draw:layer="backgroundobjects" svg:width="2.8cm" svg:height="1.057cm" svg:x="7.963cm" svg:y="7.36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ardo Costa</meta:initial-creator>
    <meta:creation-date>2014-02-05T22:50:36.824247434</meta:creation-date>
    <dc:date>2014-02-21T17:04:56</dc:date>
    <dc:creator>Ricardo Costa</dc:creator>
    <meta:editing-duration>PT11M36S</meta:editing-duration>
    <meta:editing-cycles>7</meta:editing-cycles>
    <meta:generator>LibreOffice/3.5$Linux_X86_64 LibreOffice_project/350m1$Build-2</meta:generator>
    <meta:document-statistic meta:object-count="38"/>
  </office:meta>
</office:document-meta>
</file>